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edContentTypeResolverBuilderTests.parameterResolverWithCustomParam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edContentTypeResolverBuilderTests.parameter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edContentTypeResolverBuilderTests.fixed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questedContentTypeResolverBuilderTests.defaul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questedContentTypeResolverBuilderTests.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